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Symbol" style:font-name-asian="Segoe UI Symbol" style:font-name-complex="Segoe UI Symbol"/>
    </style:style>
    <style:style style:name="T3" style:parent-style-name="DefaultParagraphFont" style:family="text">
      <style:text-properties style:font-name="Segoe UI Symbol" style:font-name-asian="Segoe UI Symbol" style:font-name-complex="Segoe UI Symbol"/>
    </style:style>
  </office:automatic-styles>
  <office:body>
    <office:text text:use-soft-page-breaks="true">
      <text:p text:style-name="P1">Import math</text:p>
      <text:p text:style-name="Normal"/>
      <text:p text:style-name="Normal"># Print the Tic Tac Toe board</text:p>
      <text:p text:style-name="Normal">Def print_board(board):</text:p>
      <text:p text:style-name="Normal"><text:s text:c="4"/>Print(“\n”)</text:p>
      <text:p text:style-name="Normal"><text:s text:c="4"/>Print(f”{board[0]} | {board[1]} | {board[2]}”)</text:p>
      <text:p text:style-name="Normal"><text:s text:c="4"/>Print(“--+---+--“)</text:p>
      <text:p text:style-name="Normal"><text:s text:c="4"/>Print(f”{board[3]} | {board[4]} | {board[5]}”)</text:p>
      <text:p text:style-name="Normal"><text:s text:c="4"/>Print(“--+---+--“)</text:p>
      <text:p text:style-name="Normal"><text:s text:c="4"/>Print(f”{board[6]} | {board[7]} | {board[8]}”)</text:p>
      <text:p text:style-name="Normal"><text:s text:c="4"/>Print(“\n”)</text:p>
      <text:p text:style-name="Normal"/>
      <text:p text:style-name="Normal"># Check if a player has won</text:p>
      <text:p text:style-name="Normal">Def check_winner(board, player):</text:p>
      <text:p text:style-name="Normal"><text:s text:c="4"/>Win_conditions = [</text:p>
      <text:p text:style-name="Normal"><text:s text:c="8"/>(0, 1, 2), (3, 4, 5), (6, 7, 8),</text:p>
      <text:p text:style-name="Normal"><text:s text:c="8"/>(0, 3, 6), (1, 4, 7), (2, 5, 8),</text:p>
      <text:p text:style-name="Normal"><text:s text:c="8"/>(0, 4, 8), (2, 4, 6)</text:p>
      <text:p text:style-name="Normal"><text:s text:c="4"/>]</text:p>
      <text:p text:style-name="Normal"><text:s text:c="4"/>For a, b, c in win_conditions:</text:p>
      <text:p text:style-name="Normal"><text:s text:c="8"/>If board[a] == board[b] == board[c] == player:</text:p>
      <text:p text:style-name="Normal"><text:s text:c="12"/>Return True</text:p>
      <text:p text:style-name="Normal"><text:s text:c="4"/>Return False</text:p>
      <text:p text:style-name="Normal"/>
      <text:p text:style-name="Normal"># Check if the board is full</text:p>
      <text:p text:style-name="Normal">Def is_draw(board):</text:p>
      <text:p text:style-name="Normal"><text:s text:c="4"/>Return “ “ not in board</text:p>
      <text:p text:style-name="Normal"/>
      <text:p text:style-name="Normal"># The Minimax algorithm (AI logic)</text:p>
      <text:p text:style-name="Normal">Def minimax(board, depth, is_maximizing):</text:p>
      <text:p text:style-name="Normal"><text:s text:c="4"/>If check_winner(board, “O”):</text:p>
      <text:p text:style-name="Normal"><text:s text:c="8"/>Return 1</text:p>
      <text:p text:style-name="Normal"><text:s text:c="4"/>If check_winner(board, “X”):</text:p>
      <text:p text:style-name="Normal"><text:s text:c="8"/>Return -1</text:p>
      <text:p text:style-name="Normal"><text:s text:c="4"/>If is_draw(board):</text:p>
      <text:p text:style-name="Normal"><text:s text:c="8"/>Return 0</text:p>
      <text:p text:style-name="Normal"/>
      <text:p text:style-name="Normal"><text:s text:c="4"/>If is_maximizing:</text:p>
      <text:p text:style-name="Normal"><text:s text:c="8"/>Best_score = -math.inf</text:p>
      <text:p text:style-name="Normal"><text:s text:c="8"/>For I in range(9):</text:p>
      <text:p text:style-name="Normal"><text:s text:c="12"/>If board[i] == “ “:</text:p>
      <text:p text:style-name="Normal"><text:s text:c="16"/>Board[i] = “O”</text:p>
      <text:p text:style-name="Normal"><text:s text:c="16"/>Score = minimax(board, depth + 1, False)</text:p>
      <text:p text:style-name="Normal"><text:s text:c="16"/>Board[i] = “ “</text:p>
      <text:p text:style-name="Normal"><text:s text:c="16"/>Best_score = max(score, best_score)</text:p>
      <text:p text:style-name="Normal"><text:s text:c="8"/>Return best_score</text:p>
      <text:p text:style-name="Normal"><text:s text:c="4"/>Else:</text:p>
      <text:p text:style-name="Normal"><text:s text:c="8"/>Best_score = math.inf</text:p>
      <text:p text:style-name="Normal"><text:s text:c="8"/>For I in range(9):</text:p>
      <text:p text:style-name="Normal"><text:s text:c="12"/>If board[i] == “ “:</text:p>
      <text:p text:style-name="Normal"><text:s text:c="16"/>Board[i] = “X”</text:p>
      <text:p text:style-name="Normal"><text:s text:c="16"/>Score = minimax(board, depth + 1, True)</text:p>
      <text:p text:style-name="Normal"><text:s text:c="16"/>Board[i] = “ “</text:p>
      <text:p text:style-name="Normal"><text:s text:c="16"/>Best_score = min(score, best_score)</text:p>
      <text:p text:style-name="Normal"><text:s text:c="8"/>Return best_score</text:p>
      <text:p text:style-name="Normal"/>
      <text:p text:style-name="Normal"># Computer move using minimax</text:p>
      <text:p text:style-name="Normal">Def computer_move(board):</text:p>
      <text:p text:style-name="Normal"><text:s text:c="4"/>Best_score = -math.inf</text:p>
      <text:p text:style-name="Normal"><text:s text:c="4"/>Move = None</text:p>
      <text:p text:style-name="Normal"><text:s text:c="4"/>For I in range(9):</text:p>
      <text:p text:style-name="Normal"><text:s text:c="8"/>If board[i] == “ “:</text:p>
      <text:p text:style-name="Normal"><text:s text:c="12"/>Board[i] = “O”</text:p>
      <text:p text:style-name="Normal"><text:s text:c="12"/>Score = minimax(board, 0, False)</text:p>
      <text:p text:style-name="Normal"><text:s text:c="12"/>Board[i] = “ “</text:p>
      <text:p text:style-name="Normal"><text:s text:c="12"/>If score &gt; best_score:</text:p>
      <text:p text:style-name="Normal"><text:s text:c="16"/>Best_score = score</text:p>
      <text:p text:style-name="Normal"><text:s text:c="16"/>Move = i</text:p>
      <text:p text:style-name="Normal"><text:s text:c="4"/>Board[move] = “O”</text:p>
      <text:p text:style-name="Normal"/>
      <text:p text:style-name="Normal"># Main game</text:p>
      <text:p text:style-name="Normal">Def play_game():</text:p>
      <text:p text:style-name="Normal"><text:s text:c="4"/>Board = [“ “] * 9</text:p>
      <text:p text:style-name="Normal"><text:s text:c="4"/>Print(“Welcome to Tic Tac Toe (You vs Computer)!”)</text:p>
      <text:p text:style-name="Normal"><text:s text:c="4"/>Print_board(board)</text:p>
      <text:p text:style-name="Normal"/>
      <text:p text:style-name="Normal"><text:s text:c="4"/>While True:</text:p>
      <text:p text:style-name="Normal"><text:s text:c="8"/># Player move</text:p>
      <text:p text:style-name="Normal"><text:s text:c="8"/>Try:</text:p>
      <text:p text:style-name="Normal"><text:s text:c="12"/>Move = int(input(“Your move (1-9): “)) – 1</text:p>
      <text:p text:style-name="Normal"><text:s text:c="12"/>If board[move] != “ “:</text:p>
      <text:p text:style-name="Normal"><text:s text:c="16"/>Print(“That spot is taken. Try again.”)</text:p>
      <text:p text:style-name="Normal"><text:s text:c="16"/>Continue</text:p>
      <text:p text:style-name="Normal"><text:s text:c="12"/>Board[move] = “X”</text:p>
      <text:p text:style-name="Normal"><text:s text:c="8"/>Except (ValueError, IndexError):</text:p>
      <text:p text:style-name="Normal"><text:s text:c="12"/>Print(“Invalid input! Enter a number between 1 and 9.”)</text:p>
      <text:p text:style-name="Normal"><text:s text:c="12"/>Continue</text:p>
      <text:p text:style-name="Normal"/>
      <text:p text:style-name="Normal"><text:s text:c="8"/>Print_board(board)</text:p>
      <text:p text:style-name="Normal"/>
      <text:p text:style-name="Normal"><text:s text:c="8"/># Check if player wins</text:p>
      <text:p text:style-name="Normal"><text:s text:c="8"/>If check_winner(board, “X”):</text:p>
      <text:p text:style-name="Normal"><text:s text:c="12"/>Print(“<text:span text:style-name="T2">🎉</text:span><text:s/>You win!”)</text:p>
      <text:p text:style-name="Normal"><text:s text:c="12"/>Break</text:p>
      <text:p text:style-name="Normal"><text:s text:c="8"/>If is_draw(board):</text:p>
      <text:p text:style-name="Normal"><text:s text:c="12"/>Print(“It’s a draw!”)</text:p>
      <text:p text:style-name="Normal"><text:s text:c="12"/>Break</text:p>
      <text:p text:style-name="Normal"/>
      <text:p text:style-name="Normal"><text:s text:c="8"/># Computer’s turn</text:p>
      <text:p text:style-name="Normal"><text:s text:c="8"/>Print(“Computer is thinking…”)</text:p>
      <text:p text:style-name="Normal"><text:s text:c="8"/>Computer_move(board)</text:p>
      <text:p text:style-name="Normal"><text:s text:c="8"/>Print_board(board)</text:p>
      <text:p text:style-name="Normal"/>
      <text:p text:style-name="Normal"><text:s text:c="8"/># Check if computer wins</text:p>
      <text:p text:style-name="Normal"><text:s text:c="8"/>If check_winner(board, “O”):</text:p>
      <text:p text:style-name="Normal"><text:s text:c="12"/>Print(“<text:span text:style-name="T3">😎</text:span><text:s/>Computer wins!”)</text:p>
      <text:p text:style-name="Normal"><text:s text:c="12"/>Break</text:p>
      <text:p text:style-name="Normal"><text:s text:c="8"/>If is_draw(board):</text:p>
      <text:p text:style-name="Normal"><text:s text:c="12"/>Print(“It’s a draw!”)</text:p>
      <text:p text:style-name="Normal"><text:s text:c="12"/>Break</text:p>
      <text:p text:style-name="Normal"/>
      <text:p text:style-name="Normal"># Run the game</text:p>
      <text:p text:style-name="Normal">If __name__ == “__main__”:</text:p>
      <text:p text:style-name="Normal"><text:s text:c="4"/>Play_game(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ushihs00@gmail.com</meta:initial-creator>
    <dc:creator>khushihs00@gmail.com</dc:creator>
    <meta:creation-date>2025-12-17T04:08:00Z</meta:creation-date>
    <dc:date>2025-12-17T04:08:00Z</dc:date>
    <meta:template xlink:href="Normal.dotm" xlink:type="simple"/>
    <meta:editing-cycles>2</meta:editing-cycles>
    <meta:editing-duration>PT0S</meta:editing-duration>
    <meta:document-statistic meta:page-count="1" meta:paragraph-count="6" meta:word-count="452" meta:character-count="3023" meta:row-count="21" meta:non-whitespace-character-count="2577"/>
  </office:meta>
</office:document-meta>
</file>